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परुळेकारलौकीक</text:p>
      <text:p>नमस्कार पळोवया मुखेल खबरो</text:p>
      <text:p>रिझरव्हेशन आनी डिलीमिटेशनाचे अधिकार राज्य वेचणूक आयोगाकडेनूच जाय बीजेपी कॉंग्रेस मगोचें मत रिझरवेशनाचे रोटेशनाक स्पश्ट गायडलायन्स जाय प्रुडंटाचेर डिबेट.</text:p>
      <text:p>सेरुला कोमुनिदाद जमीन बळकावपाचे प्रकरणांत आदलो टूरिझम मंत्री परुळेकारा आड चलतली केस उत्तर गोंयचे कोर्टाचो आदेश आदले एटर्नी आनी एडमिनिस्ट्रेटरूय आडकले.परुळेकारलौकीक</text:p>
      <text:p>परुळेकार आडकलो</text:p>
      <text:p>3. जायका केशींत हाजीर जालोना म्हूण आदलो मुख्यमंत्री दिगंबर कामतीक पणजे जिल्लो सॅशन्स कोर्टान काडलें अजामीनपात्र अटक वॉरंट आदोगादाचे विनवणे उपरांत वॉरंट फाटीं दिगंबरलौकीक</text:p>
      <text:p>पाकिस्तानानशस्त्रसंधी मोडल्या उपरांत केल्ल्या फारपेटांत भारतीय जवानानी पाकिस्तानाचें 5 जवानांक माल्ले पाकिस्तानाचें 6 जवान जखमी राजोरी पुंच वाठारांत लश्कराची कारवाय</text:p>
      <text:p>गोवा अर्बनाचेर सरकाराक धपको दोगा संचालकांक को ऑप्ट करपाचे कॉऑपरेटिव्ह रजिस्ट्राराचे निर्णयाक हायकोर्टाचो स्टे 5 तारखेर नवो चॅरमॅन वेंचपाक गावणेकार पॅनलाक मार्ग मेकळो.</text:p>
      <text:p>2 डायरेक्टरांक स्टे</text:p>
      <text:p>आनी</text:p>
      <text:p>6.टेबल टॅनिसाचे नव्या सीझनांक तानिसी आनी वॅस्लीच्या खेळांत धार कोरीयन कोचांनी दिला महत्वाचो सल्लो म्हण्टा गोंयची टॉप – टूटी. टीनिरज</text:p>
      <text:p>रिझरव्हेशन आनी डिलीमिटेशन हे दोनूय अधिकार राज्य वेचणूक आयोगाकडेनूच आसचे म्हूण बीजेपी कॉंग्रेस आनी मगोचें मत कायद्यांत जाय जाल्यार दुरुस्ती करचीम्हूण राजकी जाणकार मागतात. तशेच रिझरवेशनाचे रोटेशन जाता तेन्ना ताच्यो क्रायटेरीया आनी गायडलायन्स खंय क्लियर आसपाक जाय. तेचप्रमाण रोटेशन 5 न्ही 10 वर्सांनी करचे म्हूण प्रुडंटाच्या डिबेटींत चर्चा जाली.</text:p>
      <text:p>सेरुला कोमुनिदादीची जमीन बऴकावपाचे प्रकरणांत आदलो टूरिझम मिनिस्टर दिलीप परुळेकाराक कोर्टाचो धपको. ताचे आड आतां पणजे जिल्लो सत्र कोर्टांत केस चलतली. ताचेबरोबर कोमुनिदादीचो तेन्नाचो एटर्नी पीटर मार्टिन्स आनी तेन्नाचो प्रशासक इरिन सिकेरा आडूय केस चलोवची म्हूण उत्तर गोंयचो जिल्लो सॅशन्स जुईज इर्शाद आघान आदेश दिलो. क्रायम ब्रांच मंत्र्या आड केस चलोवंक सरकाराची मान्यताय घेवचे पयलींच ही केस पयलीं बंद करपाक सोदताली. एक्टिव्हिस्ट आयरिसान केस बंद करुंक हरकत घेतली.परुळेकारलौकीक</text:p>
      <text:p>जायकाच्या कॉंत्रादाक लांच घेवपाचे केशींत आदलो मुख्यमंत्री दिगंबर कामतीच्या आड पणजे जिल्लो सॅशन्स कोर्टान अजामीनपात्र अटक वॉरंट जारी केलें आनी उपरांत फाटीय घेतले. दिगंबर कामत ब्रेस्तारा कोर्टामुखार हाजीर रावपाचो आशिल्लो. मात कोर्टांत दिसलोच ना आनी येवंक शकना म्हूण कोर्टाक सांगलेंय ना. वॉरंट काडलेउपरांत दिगंबराचें आदोगादान कोर्टाक रजांव दिवन विनवणी केली. हे केशींत दिगंबर कामतीक हे पयलींच अटकपूर्व जामीन मेळळा. सुप्रिम कोर्टान ताच्या अटकपूर्व जामिनाचेर शिक्को माल्ला.</text:p>
      <text:p>शिमेपेल्यान पाकिस्तानी लश्करान शस्त्रसंधी मोडिल्ल्यान भारतीय लश्करान जाप दिवंक केल्ले फारपेटांत भारतीय सेनेच्या जवानानी पाकिस्तानाचे 5 जवानांक माल्ले. तेशिवाय पाकिस्तानाचे 6 जवानांक ह्या फारपेटांत जखमी जाल्यात. राजोरी आनी पुंच वाठारांत लश्करान ही कारवाय केली. जम्मू काश्मीरांतली पाकिस्तानांतले घुसखोरीक आळाबंद घालपाक भारतीय लश्करान प्रत्यक्ष ताबोरेशेचेर सध्या मोठ्या प्रमाणांत ताबो मेळयला.</text:p>
      <text:p>घेवया एक ब्रेक</text:p>
      <text:p>गोंयचे नाले न्हंयो नितळ करपाक गंगेची देख.गंगा निवळ करता ते तरेन आता गोंयचे साळ कपलेश्वरी सारखेले नाले नितळ जातले म्हूण डब्लुआरडी मंत्री विनोद पालयेकारा सांगता.गंगा कशी नितळ करता ते पळोवंक तो वाणारसी पावला.गोंयचे इंजिनीयर आनी गंगा नितळ करपाक वावुरपी इंजिनीयराबरोबर ताणें बसकाय घेतली.गंगा न्हंय नितळ करपाचे काम चल्लां त्या जाग्यार तो स्वता काम पळोवपाचो आसा.</text:p>
      <text:p>गोंयात लोकशाही तत्वां खुटयाळाक मारून बीजेपीन सरकार केलां. देशांत सध्या कितलेशेच गंभीर प्रस्न लोकांमुखार आसात म्हूण एआयसीसीचो सचीव अमित देशमुख पणजे पत्रकार परीशदेंत उलयलो. दहशतवाद नक्षलवाद आनी अंतर्गत सुरक्षा तेचबरोबर परराष्ट्र वेव्हार मोदी सरकाराचें सामके चुकिचे पद्धतीन हाताळटा म्हूण देशमुखान टिका केली.</text:p>
      <text:p>गोवा अर्बन बॅकेचेर सरकाराक धपको. दोगा संचालकांक भायलेभायर को ऑप्ट करपाच्या कॉऑपरेटिव्ह रजिस्ट्राराच्या निर्णयाक हायकोर्टान अंतरीम स्टे दिलो. आतां मॅज्यॉरिटी आशिल्ल्या दोतोर गावणेकार पॅनलाक येता त्या सोमारा 5 जूनाक चॅरमॅन वेंचपाक मार्ग मेकळो. मात सरकाराक संचालक नेमपाचो अधिकार आसा काय ना त्या मुद्द्याचेर ही केस आतां हायकोर्टांत चालू उऱतली. बॅंकेच्या 11 जाणांच्या संचालक मंडळाचेर गावणेकार पॅनलाचे 5 आयल्यात जाल्यार कामत पॅनलाचेर 4 आयिल्ले. 2 को ऑप्ट करपाचे.</text:p>
      <text:p>घेवया एक ब्रेक</text:p>
      <text:p>टॅक्सी ड्रायव्हारांच्या यूनिफॉर्मावेल्यान दाबोळे एअरपोर्टार ब्रेस्तारा सकाळच्यान बरोच बोवाळ जालो. युनायटेड टॅक्सीमॅन यूनियनान अकस्मात मिटींग घेवन टॅक्सी ड्रायव्हरांनी फक्त धवो युनिफॉर्म घालचो म्हूण ऑर्डर काडल्या ब्रेस्तारा सकाळी खाकी यूनिफॉर्म घाल्ल्यांक भाडें मारुंक दिलें ना धवे यूनिफॉर्मवाले म्हण्टात डिसीप्लीन जाय खाकीवाले म्हण्टा हो तांचेर अन्याय.</text:p>
      <text:p>आतां 7075 वर्साचे जाण्टे रिटायर्ड सरकारी कर्मचारी सरकाराच्या आड भायर सरल्यात. 2001आनी 2004त तेन्नाचे पर्रीकार सरकाराच्या पॉलिसीक लागून 58 वर्साचेर तांकां रिटायर जावचे पडले. सरकारान तांचेर खंय अन्याय केला कारण उपरांतचे कर्मचारी पॉलिसी बदलिल्ल्यान बाकीचे कर्मचारी 60 वर्सांचेर रिटायर जातात. हो रिटायर्ड स्टाफ आतां 2 वर्सांची भरपाय मागता. ना जाल्यार खंय ते आंदोलन करतले.</text:p>
      <text:p>शिवसेना गोंयात दोनूय मतदारसंघांनी खंय बाय इलॅक्शनांत उमेदवार घालपाची आसा. शिवसेनेचो खासदार संजय राउत गोंयच्या मिडियाकडेन उलयलो. गोवा सुरक्षा मंचा बरोबर शिवसेनेची अजुनूय युती आसा मात एमजी खंय निरुपाय जाल्ल्यान सद्या सरकारांत आसा. सांगेची आदली एनसीपीची युवा वावूरपी राखी नायक राउताचें हजेरेत शिवसेनेंत गेली.</text:p>
      <text:p>घेवया एक ब्रेक</text:p>
      <text:p>दक्षिण गोंय हो एक स्मोक फ्रि डिस्ट्रीक्ट म्हूण डिक्लॅर केला आनी हाचेय फुडे तो तसो मेंटेन करपाक यत्न करतले म्हूण जिल्लोधिकारी स्वप्नील नायक उलयला.बुधवारा मडगांवा नो टॉबेको डेचे निमतान जागृताय रॅली जाली.हे रॅलींत वेगवेगळ्यो समाजीक संस्था भुरगी आनी बाकीचे लोक वाटेंकार जाल्ले.</text:p>
      <text:p>म्हापश्या तारीकडच्या पूलाची सद्या वायट परिस्थीती जाल्या. केन्ना कोसळत ताजो नेम ना म्हूण थंयचे लोक उलयतात कुडचड्यार ट्रॅजडी जाल्या उपरांत लोकांक आनीक भंय पडला. म्हापशां कितलींच पालिका मंडळां आयलीं आनी गेलीं मात ह्या पूलाचेर कोणेंच लक्ष घालें ना म्हापश्या शाराक जोडपी हो एक म्हत्वाचो पूल आनी ताची दशा ही</text:p>
      <text:p>गोवा मुंबय कोकण कन्या एक्सप्रेसींत पॅसेंजरांचेर लुटमारींचे केशीं उपरांत आता रेल्वे पुलीसांनी रत्नागिरी वाठारांत गस्त वाडयल्या. जे आयजोलेटेड भागांत पॅसेंजरांचेर हल्ले जातात ते सुवातिनी असल्यो गजाली आळबंद हाडपाचेर पुलीसानी सद्या लक्ष दिला म्हूण रेल्वे मंत्री सुरेश प्रभुन प्रुडंटाकडेन उलयलो. थळाव्या पुलीसांक घेवन रेल्वे प्रॉटॅकक्शन फोर्स खंय पॅट्रोलींग आनी रेल्वेचें सरप्रायज चेकींग करता.</text:p>
      <text:p>घेवया एक ब्रेक</text:p>
      <text:p>गोंयची टॉप – दोन टॅबल टॅनिस प्लेयर तानिसी किर्तनी आनी वॅल्सी दो रोझारीयो नवें सिझनांत पेजाद कामगीरी करपाक तयार जाल्यात. हालीच पणजेंत जाल्ले एडवान्स कोचींग कॅम्पांत दोघांकूय नोर्थ कोरीयन कोंचांकडल्यान पेजाद सल्लो मेळ्ळा. आता आमच्या खेळाक नवी धार येतली अशें तानिसी आनी वॅस्ली म्हण्टा.</text:p>
      <text:p>आलू की टिक्की पनीर का चीला जोधपूरी मिरची पकोडा अजमेरी सामोसे कडी कूरकूरे आलू तूक चाट दही भल्ला पानी पूरी अद्रक चाय आयकोनूच तोणाक उदक सूटले सिदाद दे गोवाचो स्ट्रीट फिस्ट 9 जूनाकच्यान सुरु शुक्रार शेनवार आनी आयतारा 4.30 – 6.30 मेरेन चालू आसतलो</text:p>
      <text:p>हें बुलॅटिन हांगांच सोंपता ह्यो खबरो तुमकां प्रुडंट मिडिया डॉट इन व्हॅबसायटीरय लायव्ह पळोवंक मेळटा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